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ibc/player/epub/readium-js-viewe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ibc/player/epub/readium-js-viewe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ibc/player/epub/readium-js-viewer/issues/3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ibc/player/epub/readium-js-view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ibc/player/epub/readium-js-viewe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ibc/player/epub/readium-js-viewe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ibc/player/epub/readium-js-viewe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ibc/player/epub/readium-js-viewe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ibc/player/epub/readium-js-viewe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sdo/rtk-sdo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8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9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0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1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2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3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4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5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6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7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38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39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0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1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2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3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4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5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6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7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8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9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50" office:value-type="string" calcext:value-type="string">
            <text:p>#9 Ошибка с кнопкой "скопировать ссылку"</text:p>
          </table:table-cell>
          <table:table-cell office:value-type="string" calcext:value-type="string">
            <text:p>25-10-2017 16:10</text:p>
          </table:table-cell>
          <table:table-cell office:value-type="string" calcext:value-type="string">
            <text:p>31-10-2017 09:04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1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2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3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4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5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6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7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58" office:value-type="string" calcext:value-type="string">
            <text:p>#5 [ONLINE] При попытке сохранить заметку ошибка доступа (Hypothesis)</text:p>
          </table:table-cell>
          <table:table-cell office:value-type="string" calcext:value-type="string">
            <text:p>23-10-2017 16:14</text:p>
          </table:table-cell>
          <table:table-cell office:value-type="string" calcext:value-type="string">
            <text:p>25-10-2017 02:59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9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0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1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62" office:value-type="string" calcext:value-type="string">
            <text:p>#3 Очень долго загружается у книга "19-05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28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3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4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5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66" office:value-type="string" calcext:value-type="string">
            <text:p>#1 Не реагируют кнопка <text:s/>"Подчеркнуть" и не создается "Заметка"</text:p>
          </table:table-cell>
          <table:table-cell office:value-type="string" calcext:value-type="string">
            <text:p>23-10-2017 12:39</text:p>
          </table:table-cell>
          <table:table-cell office:value-type="string" calcext:value-type="string">
            <text:p>23-10-2017 11:32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7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8" office:value-type="string" calcext:value-type="string">
            <text:p>#24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4-10-2017 07:1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9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0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1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2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Окиш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6" table:default-cell-style-name="ce15"/>
        <table:table-column table:style-name="co4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Окиш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3" office:value-type="string" calcext:value-type="string">
            <text:p>#10 Создание компонента "draftjs"</text:p>
          </table:table-cell>
          <table:table-cell office:value-type="string" calcext:value-type="string">
            <text:p>15-05-2017 17:12</text:p>
          </table:table-cell>
          <table:table-cell office:value-type="string" calcext:value-type="string">
            <text:p>11-07-2017 02:30</text:p>
          </table:table-cell>
          <table:table-cell office:value-type="string" calcext:value-type="string">
            <text:p>120:00 h</text:p>
          </table:table-cell>
          <table:table-cell office:value-type="string" calcext:value-type="string">
            <text:p>8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4" office:value-type="string" calcext:value-type="string">
            <text:p>#58 Создать компонент XDraft</text:p>
          </table:table-cell>
          <table:table-cell office:value-type="string" calcext:value-type="string">
            <text:p>23-06-2017 16:18</text:p>
          </table:table-cell>
          <table:table-cell office:value-type="string" calcext:value-type="string">
            <text:p>29-06-2017 05:4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5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office:value-type="string" calcext:value-type="string">
            <text:p>30-09-2017 14:1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76" office:value-type="string" calcext:value-type="string">
            <text:p>#8 Реализовать переход и выделение текста заметки (Hypothesis)</text:p>
          </table:table-cell>
          <table:table-cell office:value-type="string" calcext:value-type="string">
            <text:p>25-10-2017 09:15</text:p>
          </table:table-cell>
          <table:table-cell office:value-type="string" calcext:value-type="string">
            <text:p>08-11-2017 05:43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77" office:value-type="string" calcext:value-type="string">
            <text:p>#7 Не работает кнопка "Скопировать ссылку"</text:p>
          </table:table-cell>
          <table:table-cell office:value-type="string" calcext:value-type="string">
            <text:p>25-10-2017 07:30</text:p>
          </table:table-cell>
          <table:table-cell office:value-type="string" calcext:value-type="string">
            <text:p>08-11-2017 05:43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78" office:value-type="string" calcext:value-type="string">
            <text:p>#6 При попытке создать заметку в <text:s/>[IPAD] она не создается</text:p>
          </table:table-cell>
          <table:table-cell office:value-type="string" calcext:value-type="string">
            <text:p>23-10-2017 16:39</text:p>
          </table:table-cell>
          <table:table-cell office:value-type="string" calcext:value-type="string">
            <text:p>24-10-2017 07:30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79" office:value-type="string" calcext:value-type="string">
            <text:p>#4 При выделении текста на телефонах, планшетах скачет курсор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08-11-2017 05:43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80" office:value-type="string" calcext:value-type="string">
            <text:p>#2 Не реагируют кнопка <text:s/>"Заметка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34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1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2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3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4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5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6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7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8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9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0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1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2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3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4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5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6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7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8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9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0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1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2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4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5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6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7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8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9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0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1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2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3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4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5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6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7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8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9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0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1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2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3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4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5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6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27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8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29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0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1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2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3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4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5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6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37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8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39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0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1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3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4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5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47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8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9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0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1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2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3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4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5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6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7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8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9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60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1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62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3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4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5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6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7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8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9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0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1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2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3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4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5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6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7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8" office:value-type="string" calcext:value-type="string">
            <text:p>#78 Актуализировать модель данных учебника</text:p>
          </table:table-cell>
          <table:table-cell office:value-type="string" calcext:value-type="string">
            <text:p>07-08-2017 12:27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9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0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1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2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3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4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5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6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7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8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9" office:value-type="string" calcext:value-type="string">
            <text:p>#66 Создание библиотеки компонентов общей для редактора и плэйера</text:p>
          </table:table-cell>
          <table:table-cell office:value-type="string" calcext:value-type="string">
            <text:p>11-07-2017 12:34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0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1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2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3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4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5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6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7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8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9" office:value-type="string" calcext:value-type="string">
            <text:p>#38 Исправить работу блоков "Ввод пропущенного слова" и "Выпадающие списки в тексте"</text:p>
          </table:table-cell>
          <table:table-cell office:value-type="string" calcext:value-type="string">
            <text:p>10-10-2017 15:55</text:p>
          </table:table-cell>
          <table:table-cell office:value-type="string" calcext:value-type="string">
            <text:p>10-10-2017 10:5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200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1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2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3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4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5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06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07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08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9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0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211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2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13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14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15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6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7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8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9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20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221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222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223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24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225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226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27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8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5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10 2017 - 22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10 2017 - 29 10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 10 2017 - 05 11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6 11 2017 - 12 11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29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0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1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2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3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4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5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6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7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8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9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0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1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2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3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4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5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6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7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8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9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0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1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2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3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4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5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6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7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8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9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0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1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2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3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4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5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6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7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68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9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70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1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72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3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7:01:39.732175795</meta:creation-date>
    <dc:date>2017-11-13T07:07:14.894098094</dc:date>
    <meta:editing-duration>P0D</meta:editing-duration>
    <meta:editing-cycles>1</meta:editing-cycles>
    <meta:document-statistic meta:table-count="14" meta:cell-count="1709" meta:object-count="0"/>
    <meta:generator>LibreOffice/4.2.8.2$Linux_X86_64 LibreOffice_project/420m0$Build-2</meta:generator>
  </office:meta>
</office:document-meta>
</file>